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officeooo:rsid="000a14f6"/>
    </style:style>
    <style:style style:name="T25" style:family="text">
      <style:text-properties officeooo:rsid="005714b7"/>
    </style:style>
    <style:style style:name="T26" style:family="text">
      <style:text-properties officeooo:rsid="00880dbe"/>
    </style:style>
    <style:style style:name="T27" style:family="text">
      <style:text-properties officeooo:rsid="007c6d62"/>
    </style:style>
    <style:style style:name="T28" style:family="text">
      <style:text-properties officeooo:rsid="01e21ff5"/>
    </style:style>
    <style:style style:name="T29" style:family="text">
      <style:text-properties officeooo:rsid="0233449b"/>
    </style:style>
    <style:style style:name="T30" style:family="text">
      <style:text-properties officeooo:rsid="02317916"/>
    </style:style>
    <style:style style:name="T31" style:family="text">
      <style:text-properties officeooo:rsid="0063a409"/>
    </style:style>
    <style:style style:name="T32" style:family="text">
      <style:text-properties officeooo:rsid="034a2232"/>
    </style:style>
    <style:style style:name="T33" style:family="text">
      <style:text-properties officeooo:rsid="0387836c"/>
    </style:style>
    <style:style style:name="T34" style:family="text">
      <style:text-properties officeooo:rsid="03b4652d"/>
    </style:style>
    <style:style style:name="T35" style:family="text">
      <style:text-properties officeooo:rsid="03e46f2c"/>
    </style:style>
    <style:style style:name="T36" style:family="text">
      <style:text-properties officeooo:rsid="023d18e5"/>
    </style:style>
    <style:style style:name="T37" style:family="text">
      <style:text-properties officeooo:rsid="00836784"/>
    </style:style>
    <style:style style:name="T38" style:family="text">
      <style:text-properties officeooo:rsid="036e9576"/>
    </style:style>
    <style:style style:name="T39" style:family="text">
      <style:text-properties officeooo:rsid="041b89ea"/>
    </style:style>
    <style:style style:name="T40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34">Esser-</text:span>Skala, 201<text:span text:style-name="T35">9</text:span></text:p>
      <text:p text:style-name="P18"/>
      <text:p text:style-name="P18"/>
      <text:p text:style-name="P13">© 201<text:span text:style-name="T35">9</text:span> by Wolfgang <text:span text:style-name="T34">Esser-</text:span>Skala. This edition is licensed under the<text:span text:style-name="T32"><text:line-break/></text:span>Creative Commons Attribution<text:span text:style-name="T26">-NonCommercial-ShareAlike</text:span> 4.0 International License.<text:span text:style-name="T32"><text:line-break/></text:span>To view a copy of this license, visit http://creativecommons.org/licenses/by<text:span text:style-name="T27">-nc-sa</text:span>/4.0/.</text:p>
      <text:p text:style-name="P12"/>
      <text:p text:style-name="P14">Music engraving by LilyPond 2.18.0 (http://www.lilypond.org).<text:span text:style-name="T25"><text:line-break/>Front matter</text:span> typeset with EB Garamond (http://www.georgduffner.at/ebgaramond).</text:p>
      <text:p text:style-name="P18"/>
      <text:p text:style-name="P11">First <text:span text:style-name="T28">version</text:span>, <text:span text:style-name="T35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31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39">http://resolver.staatsbibliothek-berlin.de/SBB0000A77E00000000<text:line-break/><text:tab/></text:span>(siglum Mus.<text:span text:style-name="T39">ms. 23262</text:span>).</text:p>
      <text:p text:style-name="P2"/>
      <text:p text:style-name="P3">In general, this edition closely follows the <text:span text:style-name="T33">manuscript</text:span>. Any changes <text:span text:style-name="T24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0"/>
      <text:p text:style-name="P4"/>
      <text:p text:style-name="P8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2">Abbreviations: A, alto; B, bass;<text:span text:style-name="T36"> cor, horn; fl, flute; Ms, manuscript; ob, oboe; o</text:span>rg,<text:span text:style-name="T40"> </text:span>basses and organ; <text:span text:style-name="T36">r, rest;</text:span> S,<text:span text:style-name="T40"> </text:span>soprano; T<text:span text:style-name="T37">, </text:span>tenor; <text:span text:style-name="T38">vl</text:span>, violin;<text:span text:style-name="T38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text:line-break/></text:span><text:span text:style-name="T22"><text:tab/>177<text:tab/>org<text:tab/>bar in Ms: es4.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30">wolfgang</text:span> (at) <text:span text:style-name="T29">esser-skala</text:span>.at<text:span text:style-name="T30"> or create an issue or pull request on the edition’s GitHub page (https://github.com/skafdasschaf/wolf-jesu-deine-passion)</text:span>. Your help will be greatly appreciated.</text:p>
      <text:p text:style-name="P9"/>
      <text:p text:style-name="P9"/>
      <text:p text:style-name="P9"><text:span text:style-name="T8">Salzburg, </text:span><text:span text:style-name="T17">January 2019</text:span><text:line-break/>Wolfgang <text:span text:style-name="T34">Esser-</text:span>Skala</text:p>
      <text:p text:style-name="P24"><text:span text:style-name="T32"><text:line-break/></text:span>C O N T E N T S</text:p>
      <text:p text:style-name="P16"/>
      <text:p text:style-name="P15"/>
      <text:p text:style-name="P10"/>
      <text:p text:style-name="P17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35"><text:line-break/><text:tab/>1.1<text:tab/>Choral: Jesu, deine Paſsion<text:tab/>2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5T15:03:19.534505048</dc:date>
    <dc:creator>Wolfgang Skala</dc:creator>
    <meta:editing-duration>P11DT4H25M7S</meta:editing-duration>
    <meta:editing-cycles>971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285" meta:character-count="1967" meta:non-whitespace-character-count="1670"/>
  </office:meta>
</office:document-meta>
</file>